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none" draw:fill-color="#dee6ef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dee6e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Liberation Sans2" fo:font-size="24pt" style:font-name-asian="Liberation Sans2" style:font-size-asian="24pt" style:font-name-complex="Liberation Sans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8cm" svg:y1="3.657cm" svg:x2="19.397cm" svg:y2="3.717cm">
          <text:p/>
        </draw:line>
        <draw:frame draw:style-name="gr2" draw:text-style-name="P2" draw:layer="layout" svg:width="1.794cm" svg:height="1.349cm" svg:x="18.031cm" svg:y="2.137cm">
          <draw:text-box>
            <text:p>true</text:p>
          </draw:text-box>
        </draw:frame>
        <draw:frame draw:style-name="gr3" draw:text-style-name="P2" draw:layer="layout" svg:width="1.888cm" svg:height="1.005cm" svg:x="1.347cm" svg:y="2.308cm">
          <draw:text-box>
            <text:p>false</text:p>
          </draw:text-box>
        </draw:frame>
        <draw:frame draw:style-name="gr4" draw:text-style-name="P2" draw:layer="layout" svg:width="3.11cm" svg:height="0.962cm" svg:x="9.579cm" svg:y="1.856cm">
          <draw:text-box>
            <text:p>unknown</text:p>
          </draw:text-box>
        </draw:frame>
        <draw:line draw:style-name="gr5" draw:text-style-name="P3" draw:layer="layout" svg:x1="2.968cm" svg:y1="3.679cm" svg:x2="10.945cm" svg:y2="3.709cm">
          <text:p/>
        </draw:line>
        <draw:line draw:style-name="gr5" draw:text-style-name="P3" draw:layer="layout" svg:x1="18.112cm" svg:y1="3.718cm" svg:x2="10.955cm" svg:y2="3.718cm">
          <text:p/>
        </draw:line>
        <draw:line draw:style-name="gr6" draw:text-style-name="P1" draw:layer="layout" svg:x1="10.844cm" svg:y1="2.963cm" svg:x2="10.844cm" svg:y2="3.997cm">
          <text:p/>
        </draw:line>
        <draw:frame draw:style-name="gr7" draw:text-style-name="P2" draw:layer="layout" svg:width="0.853cm" svg:height="0.985cm" svg:x="17.695cm" svg:y="3.969cm">
          <draw:text-box>
            <text:p>1</text:p>
          </draw:text-box>
        </draw:frame>
        <draw:frame draw:style-name="gr8" draw:text-style-name="P2" draw:layer="layout" svg:width="1.791cm" svg:height="0.962cm" svg:x="10.399cm" svg:y="3.916cm">
          <draw:text-box>
            <text:p>0</text:p>
          </draw:text-box>
        </draw:frame>
        <draw:frame draw:style-name="gr9" draw:text-style-name="P2" draw:layer="layout" svg:width="1.808cm" svg:height="1.144cm" svg:x="2.382cm" svg:y="3.768cm">
          <draw:text-box>
            <text:p>-1</text:p>
          </draw:text-box>
        </draw:frame>
        <draw:line draw:style-name="gr6" draw:text-style-name="P1" draw:layer="layout" svg:x1="2.993cm" svg:y1="2.877cm" svg:x2="2.993cm" svg:y2="3.911cm">
          <text:p/>
        </draw:line>
        <draw:line draw:style-name="gr6" draw:text-style-name="P1" draw:layer="layout" svg:x1="18.091cm" svg:y1="3.006cm" svg:x2="18.091cm" svg:y2="4.04cm">
          <text:p/>
        </draw:line>
        <draw:frame draw:style-name="gr10" draw:text-style-name="P2" draw:layer="layout" svg:width="5.905cm" svg:height="0.962cm" svg:x="11.634cm" svg:y="2.654cm">
          <draw:text-box>
            <text:p>partially necessary</text:p>
          </draw:text-box>
        </draw:frame>
        <draw:frame draw:style-name="gr11" draw:text-style-name="P2" draw:layer="layout" svg:width="6.06cm" svg:height="0.962cm" svg:x="4.118cm" svg:y="2.663cm">
          <draw:text-box>
            <text:p>partially possible</text:p>
          </draw:text-box>
        </draw:frame>
        <draw:frame draw:style-name="gr12" draw:text-style-name="P4" draw:layer="layout" svg:width="1.107cm" svg:height="1.349cm" svg:x="18.758cm" svg:y="3.895cm">
          <draw:text-box>
            <text:p><text:span text:style-name="T1">τ</text:span></text:p>
          </draw:text-box>
        </draw:frame>
        <draw:frame draw:style-name="gr10" draw:text-style-name="P2" draw:layer="layout" svg:width="4.351cm" svg:height="0.962cm" svg:x="12.388cm" svg:y="3.79cm">
          <draw:text-box>
            <text:p>fully <text:s/>possible</text:p>
          </draw:text-box>
        </draw:frame>
        <draw:frame draw:style-name="gr10" draw:text-style-name="P2" draw:layer="layout" svg:width="4.764cm" svg:height="0.962cm" svg:x="4.39cm" svg:y="3.815cm">
          <draw:text-box>
            <text:p>not necessar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éville Thierry</meta:initial-creator>
    <meta:creation-date>2018-07-12T08:13:18.456892435</meta:creation-date>
    <dc:date>2022-03-24T12:06:16.519706397</dc:date>
    <dc:creator>Viéville Thierry</dc:creator>
    <meta:editing-duration>PT1H13M14S</meta:editing-duration>
    <meta:editing-cycles>26</meta:editing-cycles>
    <meta:generator>LibreOffice/7.2.5.2.0$Linux_X86_64 LibreOffice_project/20$Build-2</meta:generator>
    <meta:document-statistic meta:object-count="17"/>
  </office:meta>
</office:document-meta>
</file>